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ddb3" officeooo:paragraph-rsid="001addb3"/>
    </style:style>
    <style:style style:name="P2" style:family="paragraph" style:parent-style-name="Standard">
      <style:text-properties officeooo:rsid="001b7e29" officeooo:paragraph-rsid="001b7e29"/>
    </style:style>
    <style:style style:name="P3" style:family="paragraph" style:parent-style-name="Standard">
      <style:text-properties officeooo:rsid="001b7e29" officeooo:paragraph-rsid="001f9a8b"/>
    </style:style>
    <style:style style:name="P4" style:family="paragraph" style:parent-style-name="Standard">
      <style:text-properties officeooo:rsid="001d043e" officeooo:paragraph-rsid="001d043e"/>
    </style:style>
    <style:style style:name="P5" style:family="paragraph" style:parent-style-name="Standard">
      <style:text-properties officeooo:rsid="001d043e" officeooo:paragraph-rsid="001f9a8b"/>
    </style:style>
    <style:style style:name="P6" style:family="paragraph" style:parent-style-name="Standard">
      <style:text-properties officeooo:paragraph-rsid="001f9a8b"/>
    </style:style>
    <style:style style:name="P7" style:family="paragraph" style:parent-style-name="Standard">
      <style:text-properties fo:language="en" fo:country="US" officeooo:rsid="001d043e" officeooo:paragraph-rsid="001d043e"/>
    </style:style>
    <style:style style:name="P8" style:family="paragraph" style:parent-style-name="Standard">
      <style:text-properties fo:language="en" fo:country="US" officeooo:rsid="001e0dd3" officeooo:paragraph-rsid="001e0dd3"/>
    </style:style>
    <style:style style:name="P9" style:family="paragraph" style:parent-style-name="Standard">
      <style:text-properties fo:language="en" fo:country="US" officeooo:rsid="0020706f" officeooo:paragraph-rsid="0020706f"/>
    </style:style>
    <style:style style:name="P10" style:family="paragraph" style:parent-style-name="Standard">
      <style:text-properties fo:language="en" fo:country="US" officeooo:rsid="0023777a" officeooo:paragraph-rsid="0023777a"/>
    </style:style>
    <style:style style:name="P11" style:family="paragraph" style:parent-style-name="Standard">
      <style:text-properties officeooo:rsid="001f9a8b" officeooo:paragraph-rsid="001f9a8b"/>
    </style:style>
    <style:style style:name="T1" style:family="text">
      <style:text-properties fo:language="ru" fo:country="RU" officeooo:rsid="001f9a8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d043e"/>
    </style:style>
    <style:style style:name="T4" style:family="text">
      <style:text-properties fo:language="en" fo:country="US" officeooo:rsid="001e0dd3"/>
    </style:style>
    <style:style style:name="T5" style:family="text">
      <style:text-properties fo:language="en" fo:country="US" officeooo:rsid="001f9a8b"/>
    </style:style>
    <style:style style:name="T6" style:family="text">
      <style:text-properties officeooo:rsid="001d043e"/>
    </style:style>
    <style:style style:name="T7" style:family="text">
      <style:text-properties officeooo:rsid="001e0dd3"/>
    </style:style>
    <style:style style:name="T8" style:family="text">
      <style:text-properties officeooo:rsid="001f9a8b"/>
    </style:style>
    <style:style style:name="T9" style:family="text">
      <style:text-properties officeooo:rsid="0020706f"/>
    </style:style>
    <style:style style:name="T10" style:family="text">
      <style:text-properties officeooo:rsid="00221489"/>
    </style:style>
    <style:style style:name="T11" style:family="text">
      <style:text-properties officeooo:rsid="0024859b"/>
    </style:style>
    <style:style style:name="T12" style:family="text">
      <style:text-properties officeooo:rsid="0025f7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ball <text:span text:style-name="T2">players</text:span><text:span text:style-name="T1">, </text:span><text:span text:style-name="T5">their </text:span><text:span text:style-name="T3">contracts</text:span><text:span text:style-name="T2"> </text:span>and teams</text:p>
      <text:p text:style-name="P1"/>
      <text:p text:style-name="P1">Class Player</text:p>
      <text:p text:style-name="P1"/>
      <text:p text:style-name="P1">String <text:span text:style-name="T7">playerN</text:span>ame</text:p>
      <text:p text:style-name="P1">String position(position of a player on field)</text:p>
      <text:p text:style-name="P1">int hits</text:p>
      <text:p text:style-name="P1">int atBats</text:p>
      <text:p text:style-name="P2">int rbi</text:p>
      <text:p text:style-name="P1"/>
      <text:p text:style-name="P1">Method getAvg() calculates as hits/atBats</text:p>
      <text:p text:style-name="P2">Method getBattersRating() calculates as <text:s/>avg+rbi/atBats</text:p>
      <text:p text:style-name="P2">Method <text:span text:style-name="T10">playerI</text:span>sValid() <text:s/>calculates as </text:p>
      <text:p text:style-name="P4"><text:tab/><text:span text:style-name="T8">teamN</text:span>ame not null</text:p>
      <text:p text:style-name="P4"><text:tab/>position not null</text:p>
      <text:p text:style-name="P4"><text:tab/><text:span text:style-name="T2">hits&gt;=0</text:span></text:p>
      <text:p text:style-name="P7"><text:tab/>atBats&gt;=0</text:p>
      <text:p text:style-name="P7"><text:tab/>rbi&gt;=0</text:p>
      <text:p text:style-name="P7"/>
      <text:p text:style-name="P7">Class Team</text:p>
      <text:p text:style-name="P7"/>
      <text:p text:style-name="P4"><text:span text:style-name="T2">String </text:span><text:span text:style-name="T4">teamN</text:span><text:span text:style-name="T2">ame</text:span></text:p>
      <text:p text:style-name="P8">String league</text:p>
      <text:p text:style-name="P8">String division</text:p>
      <text:p text:style-name="P8">ArrayList&lt;Player&gt; players</text:p>
      <text:p text:style-name="P8">int wins(number of times the team won world series)</text:p>
      <text:p text:style-name="P8"/>
      <text:p text:style-name="P8">Method getPlayersNumber() calculates as players <text:span text:style-name="T9">list</text:span> size</text:p>
      <text:p text:style-name="P10">Method addPlayer() </text:p>
      <text:p text:style-name="P3">Method <text:span text:style-name="T11">teamI</text:span>sValid() <text:s/>calculates as </text:p>
      <text:p text:style-name="P5"><text:tab/><text:span text:style-name="T8">teamN</text:span>ame not null</text:p>
      <text:p text:style-name="P6"><text:span text:style-name="T6"><text:tab/></text:span><text:span text:style-name="T8">league</text:span><text:span text:style-name="T6"> not null</text:span></text:p>
      <text:p text:style-name="P6"><text:span text:style-name="T8"><text:tab/>division</text:span><text:span text:style-name="T6"> not null</text:span></text:p>
      <text:p text:style-name="P6"><text:span text:style-name="T6"><text:tab/></text:span><text:span text:style-name="T5">players</text:span><text:span text:style-name="T3"> not null</text:span></text:p>
      <text:p text:style-name="P6"><text:span text:style-name="T3"><text:tab/></text:span><text:span text:style-name="T5">wins</text:span><text:span text:style-name="T3">&gt;=0</text:span></text:p>
      <text:p text:style-name="P8"/>
      <text:p text:style-name="P8">Class Contract</text:p>
      <text:p text:style-name="P8"/>
      <text:p text:style-name="P8">String playerName</text:p>
      <text:p text:style-name="P8">String teanName</text:p>
      <text:p text:style-name="P8">double contractPr<text:span text:style-name="T12">i</text:span>ce</text:p>
      <text:p text:style-name="P8">int contractDuration(count in seasons)</text:p>
      <text:p text:style-name="P8"/>
      <text:p text:style-name="P9">Method getPriceForSeason() calculates as</text:p>
      <text:p text:style-name="P9"><text:tab/>contractPrice/contractDuration</text:p>
      <text:p text:style-name="P8"/>
      <text:p text:style-name="P3">Method isValid() <text:s/>calculates as </text:p>
      <text:p text:style-name="P6"><text:span text:style-name="T6"><text:tab/></text:span><text:span text:style-name="T8">playerN</text:span><text:span text:style-name="T6">ame not null</text:span></text:p>
      <text:p text:style-name="P6"><text:span text:style-name="T6"><text:tab/></text:span><text:span text:style-name="T8">teamName</text:span><text:span text:style-name="T6"> not null</text:span></text:p>
      <text:p text:style-name="P11"><text:soft-page-break/><text:tab/>contractPrice&gt;0</text:p>
      <text:p text:style-name="P6"><text:span text:style-name="T3"><text:tab/></text:span><text:span text:style-name="T5">contractDuration</text:span><text:span text:style-name="T3">&gt;=0</text:span></text:p>
      <text:p text:style-name="P8"/>
      <text:p text:style-name="P2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4T09:29:53.102000000</meta:creation-date>
    <dc:date>2020-09-11T15:46:55.507000000</dc:date>
    <meta:editing-duration>PT21H50M53S</meta:editing-duration>
    <meta:editing-cycles>5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42" meta:word-count="120" meta:character-count="938" meta:non-whitespace-character-count="835"/>
  </office:meta>
</office:document-meta>
</file>